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language="es" fo:country="ES" style:text-underline-style="none" fo:font-weight="normal" officeooo:rsid="00062bde" officeooo:paragraph-rsid="00062bde"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language="es" fo:country="ES" style:text-underline-style="none" fo:font-weight="normal" officeooo:rsid="000ae5fd" officeooo:paragraph-rsid="000ae5fd" style:font-size-asian="12.25pt" style:font-weight-asian="normal" style:font-size-complex="14pt" style:font-weight-complex="normal"/>
    </style:style>
    <style:style style:name="P6" style:family="paragraph" style:parent-style-name="Standard">
      <style:paragraph-properties fo:text-align="end" style:justify-single-word="false"/>
      <style:text-properties fo:language="es" fo:country="ES" officeooo:paragraph-rsid="000604e2"/>
    </style:style>
    <style:style style:name="P7" style:family="paragraph" style:parent-style-name="Standard">
      <style:paragraph-properties fo:text-align="start" style:justify-single-word="false"/>
      <style:text-properties style:font-name="Arial" fo:font-size="12pt" fo:language="es" fo:country="ES" style:text-underline-style="none" fo:font-weight="normal" officeooo:rsid="000ae3db" officeooo:paragraph-rsid="00062bd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4pt" fo:language="es" fo:country="ES" style:text-underline-style="none" fo:font-weight="normal" officeooo:rsid="000c082e" officeooo:paragraph-rsid="000c082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language="es" fo:country="ES" style:text-underline-style="none" fo:font-weight="normal" officeooo:rsid="00113d3f" officeooo:paragraph-rsid="00113d3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language="es" fo:country="ES" style:text-underline-style="none" fo:font-weight="normal" officeooo:rsid="00140578" officeooo:paragraph-rsid="0014057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language="es" fo:country="ES" style:text-underline-style="none" fo:font-weight="normal" officeooo:rsid="0015a89c" officeooo:paragraph-rsid="0015a89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language="es" fo:country="ES" style:text-underline-style="none" fo:font-weight="normal" officeooo:rsid="0018348c" officeooo:paragraph-rsid="0018348c" style:font-size-asian="12.25pt" style:font-weight-asian="normal" style:font-size-complex="14pt" style:font-weight-complex="normal"/>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style:font-name="Arial" fo:font-size="12pt" style:text-underline-style="none" fo:font-weight="normal" officeooo:rsid="000604e2" style:font-size-asian="10.5pt" style:font-weight-asian="normal" style:font-size-complex="12pt" style:font-weight-complex="normal"/>
    </style:style>
    <style:style style:name="T11" style:family="text">
      <style:text-properties style:font-name="Arial" fo:font-size="12pt" style:text-underline-style="none" fo:font-weight="normal" officeooo:rsid="0007db7b"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Alejandro D</text:span><text:span text:style-name="T11">omí</text:span><text:span text:style-name="T10">nguez </text:span></text:p>
      <text:p text:style-name="P1">Miguel Ángel Muñoz</text:p>
      <text:p text:style-name="P3">Práctica de Algorítmica (Primavera 2017)</text:p>
      <text:p text:style-name="P2"/>
      <text:p text:style-name="P4"><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fraccional de la clave por A. Este resultado módulo el tamaño del filtro indica la posición en el filtro que ha de ponerse a 1. </text:span></text:p>
      <text:p text:style-name="P7"/>
      <text:p text:style-name="P5"><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8"><text:span text:style-name="T5">O</text:span><text:span text:style-name="T1">bviamente esto puede convertirse rápidamente en un número muy grande, O(62^n) para una clave de tamaño n, así que el tamaño de las claves será limitado.</text:span></text:p>
      <text:p text:style-name="P8"><text:span text:style-name="T1"/></text:p>
      <text:p text:style-name="P9"><text:span text:style-name="T1">Este problema pudimos reducirlo en cierta medida haciendo nuestro programa “case insensitive”, considerando sólo 36 símbolos y reduciendo nuestra base a 36.</text:span></text:p>
      <text:p text:style-name="P9"><text:span text:style-name="T1"/></text:p>
      <text:p text:style-name="P10"><text:span text:style-name="T1">Aún así, para números que deberían ser fácilmente tratables con doubles, del orden de 10^25, teníamos que el producto de la clave por A nos estaba dando cero, cosa que no pasaba para la clave “MiguelAngel”, pero sí para “MiguelAngelMunoz”. </text:span></text:p>
      <text:p text:style-name="P10"><text:span text:style-name="T1"/></text:p>
      <text:p text:style-name="P11"><text:span text:style-name="T1">Por este camino teníamos muchos problemas de precisión, así que decidimos utilizar una librería de precisión arbitraria para poder manejar claves de cualquier tamaño sin problemas. Elegimos GNU MP Bignum Library. </text:span><text:span text:style-name="T6">Utilizando esta librería conseguimos solucionar los problemas y generar las funciones de hash que necesitábamos muy rápido.</text:span></text:p>
      <text:p text:style-name="P11"><text:span text:style-name="T6"/></text:p>
      <text:p text:style-name="P12"><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on de CLRS(pág 2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2T17:24:24.436114715</dc:date>
    <meta:editing-duration>PT4H23M10S</meta:editing-duration>
    <meta:editing-cycles>11</meta:editing-cycles>
    <meta:generator>LibreOffice/5.3.2.2$Linux_X86_64 LibreOffice_project/30m0$Build-2</meta:generator>
    <meta:document-statistic meta:table-count="0" meta:image-count="0" meta:object-count="0" meta:page-count="1" meta:paragraph-count="10" meta:word-count="380" meta:character-count="2340" meta:non-whitespace-character-count="1967"/>
  </office:meta>
</office:document-meta>
</file>